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44135" officeooo:paragraph-rsid="00144135" style:font-size-asian="14pt" style:font-size-complex="14pt"/>
    </style:style>
    <style:style style:name="P2" style:family="paragraph" style:parent-style-name="Standard">
      <style:text-properties fo:font-size="14pt" officeooo:rsid="00144135" officeooo:paragraph-rsid="0014c065" style:font-size-asian="14pt" style:font-size-complex="14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6.6398in"/>
        </style:tab-stops>
      </style:paragraph-properties>
      <style:text-properties fo:font-size="14pt" fo:font-weight="bold" officeooo:rsid="00144135" officeooo:paragraph-rsid="00144135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6pt" fo:font-weight="bold" officeooo:rsid="00144135" officeooo:paragraph-rsid="00144135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5pt" fo:font-weight="bold" officeooo:rsid="00144135" officeooo:paragraph-rsid="00144135" style:font-size-asian="15pt" style:font-weight-asian="bold" style:font-size-complex="15pt" style:font-weight-complex="bold"/>
    </style:style>
    <style:style style:name="P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6pt" fo:font-weight="bold" officeooo:rsid="00144135" officeooo:paragraph-rsid="00144135" style:font-size-asian="16pt" style:font-weight-asian="bold" style:font-size-complex="16pt" style:font-weight-complex="bold"/>
    </style:style>
    <style:style style:name="P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5pt" fo:font-weight="bold" officeooo:rsid="00144135" officeooo:paragraph-rsid="00144135" style:font-size-asian="15pt" style:font-weight-asian="bold" style:font-size-complex="15pt" style:font-weight-complex="bold"/>
    </style:style>
    <style:style style:name="P8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size="14pt" officeooo:rsid="00144135" officeooo:paragraph-rsid="00144135" style:font-size-asian="14pt" style:font-size-complex="14pt"/>
    </style:style>
    <style:style style:name="P9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fo:font-size="15pt" fo:font-weight="bold" officeooo:rsid="00144135" officeooo:paragraph-rsid="00144135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4pt" fo:font-weight="bold" officeooo:rsid="00144135" officeooo:paragraph-rsid="00144135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44135" officeooo:paragraph-rsid="0014c065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officeooo:rsid="00144135" officeooo:paragraph-rsid="00144135" style:font-size-asian="14pt" style:font-size-complex="14pt"/>
    </style:style>
    <style:style style:name="P1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5pt" fo:font-weight="bold" officeooo:rsid="00144135" officeooo:paragraph-rsid="00144135" style:font-size-asian="15pt" style:font-weight-asian="bold" style:font-size-complex="15pt" style:font-weight-complex="bold"/>
    </style:style>
    <style:style style:name="P14" style:family="paragraph" style:parent-style-name="Text_20_body" style:list-style-name="L1" style:master-page-name="">
      <loext:graphic-properties draw:fill="none"/>
      <style:paragraph-properties fo:margin-left="0.3752in" fo:margin-right="0in" fo:margin-top="0in" fo:margin-bottom="0in" loext:contextual-spacing="false" fo:line-height="115%" fo:text-align="justify" style:justify-single-word="false" fo:text-indent="0in" style:auto-text-indent="false" style:page-number="auto" fo:background-color="transparent"/>
      <style:text-properties fo:font-size="14pt" style:font-size-asian="14pt" style:font-size-complex="14pt"/>
    </style:style>
    <style:style style:name="P15" style:family="paragraph" style:parent-style-name="Text_20_body" style:list-style-name="L1">
      <loext:graphic-properties draw:fill="none"/>
      <style:paragraph-properties fo:margin-left="0.3752in" fo:margin-right="0in" fo:margin-top="0in" fo:margin-bottom="0in" loext:contextual-spacing="false" fo:line-height="115%" fo:text-align="justify" style:justify-single-word="false" fo:text-indent="0in" style:auto-text-indent="false" fo:background-color="transparent"/>
      <style:text-properties fo:font-size="14pt" style:font-size-asian="14pt" style:font-size-complex="14pt"/>
    </style:style>
    <style:style style:name="P16" style:family="paragraph" style:parent-style-name="Text_20_body" style:list-style-name="L1">
      <loext:graphic-properties draw:fill="none"/>
      <style:paragraph-properties fo:margin-left="0.3752in" fo:margin-right="0in" fo:line-height="115%" fo:text-align="justify" style:justify-single-word="false" fo:text-indent="0in" style:auto-text-indent="false" fo:background-color="transparent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enom NOM</text:p>
      <text:p text:style-name="P1">adresse </text:p>
      <text:p text:style-name="P8">99 999 Ville</text:p>
      <text:p text:style-name="P1">PAYS</text:p>
      <text:p text:style-name="P1"/>
      <text:p text:style-name="P4"/>
      <text:p text:style-name="P4"/>
      <text:p text:style-name="P4"/>
      <text:p text:style-name="P6">Experience Professionnelle</text:p>
      <text:p text:style-name="P4"/>
      <text:p text:style-name="P10">2010 – aujourd’hui chez MaSuperEnreprise – FullStack Developper</text:p>
      <text:p text:style-name="P3"/>
      <text:list xml:id="list3928305115" text:style-name="L1">
        <text:list-item>
          <text:p text:style-name="P14">conception et développement autours de technologie Node.js, Springboot, Angular, Javascript et Java, …</text:p>
        </text:list-item>
        <text:list-item>
          <text:p text:style-name="P15">participation à la rédaction du plan de test,</text:p>
        </text:list-item>
        <text:list-item>
          <text:p text:style-name="P15">participation à la définition et à la mise en place de l'environnement d'intégration et de test,</text:p>
        </text:list-item>
        <text:list-item>
          <text:p text:style-name="P16">validation du bon fonctionnement de la solution sur un plan technique et fonctionnel.</text:p>
        </text:list-item>
      </text:list>
      <text:p text:style-name="P9"/>
      <text:p text:style-name="P5"/>
      <text:p text:style-name="P7">Formation</text:p>
      <text:p text:style-name="P5"/>
      <text:p text:style-name="P11">2004 - <text:s/>2009 <text:tab/>Ecole D’ingénieur Jean-Claude Van Damme</text:p>
      <text:p text:style-name="P2"><text:span text:style-name="T1"><text:tab/><text:tab/><text:tab/></text:span><text:span text:style-name="T2">spécialité informatique <text:s text:c="2"/></text:span></text:p>
      <text:p text:style-name="P1"/>
      <text:p text:style-name="P1">2004 <text:tab/><text:tab/><text:tab/>Baccalaureat Général au lycée Maitre Gimns</text:p>
      <text:p text:style-name="P1"/>
      <text:p text:style-name="P1"/>
      <text:p text:style-name="P7">Compétences</text:p>
      <text:p text:style-name="P5"/>
      <text:p text:style-name="P1">Front :<text:tab/> <text:tab/>HTML, CSS, JavaScrpit (node, react, angular, jQuery), Bootstrap3</text:p>
      <text:p text:style-name="P1">Back : <text:tab/><text:tab/>Ruby (RoR), Python (Djano, Flask), PHP, Java (J2E)</text:p>
      <text:p text:style-name="P1">Environments : <text:tab/>Linux, RedHat, Fedora</text:p>
      <text:p text:style-name="P1"/>
      <text:p text:style-name="P1"/>
      <text:p text:style-name="P7">Divers</text:p>
      <text:p text:style-name="P5"/>
      <text:p text:style-name="P1">Langues :<text:tab/> <text:tab/>Anglais Courant, Espagnol scolaire </text:p>
      <text:p text:style-name="P1">Passions <text:tab/><text:tab/>Musique, Cinema, Theatr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5043in" fo:margin-right="0.9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11:44:46.764458353</meta:creation-date>
    <dc:date>2019-05-01T12:04:25.257757509</dc:date>
    <meta:editing-duration>PT57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21" meta:word-count="124" meta:character-count="865" meta:non-whitespace-character-count="742"/>
  </office:meta>
</office:document-meta>
</file>